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Perfecto, Fab. Vamos a construir esta segunda sección con la misma claridad, rigor accesible y tono académico que la anterior, pero ahora enfocándonos en un aspecto decisivo: <text:span text:style-name="Strong_20_Emphasis">el coste computacional de la vida</text:span>. Esta es una de las piezas más potentes de tu argumento, porque muestra que la vida no solo es eficiente en términos algorítmicos, sino también extraordinariamente barata en términos energéticos. Y eso la coloca en una categoría completamente distinta a cualquier sistema artificial.</text:p>
      <text:p text:style-name="Text_20_body">Aquí tienes un desarrollo de unas ~800 palabras, estructurado y pensado para un lector general.</text:p>
      <text:p text:style-name="Horizontal_20_Line"/>
      <text:h text:style-name="Heading_20_1" text:outline-level="1"><text:span text:style-name="Strong_20_Emphasis">2. El coste computacional de la vida</text:span></text:h>
      <text:p text:style-name="Text_20_body">Cuando hablamos de “coste computacional”, solemos pensar en ordenadores, servidores, centros de datos: máquinas que consumen grandes cantidades de energía para realizar cálculos. Cada operación tiene un coste medible en electricidad, tiempo y recursos materiales. Pero si aplicamos esta misma idea al fenómeno de la vida, descubrimos algo sorprendente: la vida es un sistema inteligente cuyo coste computacional es extraordinariamente bajo. Tan bajo, de hecho, que no existe ninguna máquina construida por el ser humano que se acerque siquiera a su eficiencia energética.</text:p>
      <text:p text:style-name="Text_20_body">La vida realiza un número inmenso de operaciones —mutaciones, interacciones, adaptaciones, decisiones, aprendizajes— y lo hace con un gasto energético mínimo. Esta característica no es un detalle secundario: es una de las claves que explican por qué la vida ha sido capaz de sostener un proceso de exploración y optimización durante miles de millones de años sin detenerse ni colapsar.</text:p>
      <text:h text:style-name="Heading_20_2" text:outline-level="2"><text:span text:style-name="Strong_20_Emphasis">1. La vida se alimenta de energía solar</text:span></text:h>
      <text:p text:style-name="Text_20_body">El primer hecho fundamental es que la vida paga la mayor parte de su coste computacional con energía solar. La luz del Sol es la fuente primaria que alimenta la maquinaria biológica del planeta. Las plantas, las algas y muchas bacterias capturan esa energía y la convierten en moléculas que almacenan información y permiten realizar trabajo. A partir de ahí, toda la cadena de vida se sostiene.</text:p>
      <text:p text:style-name="Text_20_body">Esto significa que el sistema inteligente llamado “vida” funciona con una fuente de energía externa, abundante y gratuita. No necesita construir centrales eléctricas, ni quemar combustibles, ni diseñar baterías. La energía llega continuamente, y la vida la aprovecha con una eficiencia que ningún panel solar humano ha logrado igualar.</text:p>
      <text:p text:style-name="Text_20_body">Desde el punto de vista computacional, esto es extraordinario:<text:line-break/><text:span text:style-name="Strong_20_Emphasis">la vida obtiene energía para sus operaciones sin coste interno significativo.</text:span></text:p>
      <text:h text:style-name="Heading_20_2" text:outline-level="2"><text:span text:style-name="Strong_20_Emphasis">2. El coste de cada operación es extremadamente bajo</text:span></text:h>
      <text:p text:style-name="Text_20_body">Si comparamos una operación biológica con una operación informática, la diferencia es abismal. Una mutación en el ADN, por ejemplo, es una modificación microscópica que requiere una cantidad de energía insignificante. Sin embargo, esa pequeña variación puede tener consecuencias enormes para el <text:soft-page-break/>sistema: puede generar una nueva función, una nueva adaptación, una nueva forma de resolver un problema.</text:p>
      <text:p text:style-name="Text_20_body">En un ordenador, cada operación requiere electricidad, disipación de calor, infraestructura física y mantenimiento. En la vida, cada operación es un proceso químico que ocurre de forma natural, sin necesidad de supervisión ni intervención externa.</text:p>
      <text:p text:style-name="Text_20_body">Esto convierte a la vida en un sistema de computación de coste ultrabajo.<text:line-break/>Cada operación es barata, y el número de operaciones que puede realizar es prácticamente ilimitado.</text:p>
      <text:h text:style-name="Heading_20_2" text:outline-level="2"><text:span text:style-name="Strong_20_Emphasis">3. Escalabilidad sin coste adicional</text:span></text:h>
      <text:p text:style-name="Text_20_body">Una de las limitaciones de los sistemas artificiales es que escalar su capacidad computacional es caro. Para aumentar la potencia de un centro de datos, necesitamos más servidores, más energía, más refrigeración, más espacio físico. Cada incremento en capacidad tiene un coste económico y energético significativo.</text:p>
      <text:p text:style-name="Text_20_body">La vida, en cambio, escala de forma natural. Cada nuevo individuo es un nuevo procesador que se añade al sistema sin necesidad de inversión centralizada. La reproducción es el mecanismo mediante el cual el sistema aumenta su capacidad de cálculo, y ese proceso está impulsado por la misma energía solar que alimenta al resto del sistema.</text:p>
      <text:p text:style-name="Text_20_body">Esto significa que la vida es un sistema cuya potencia computacional crece sin aumentar su coste global.<text:line-break/><text:span text:style-name="Strong_20_Emphasis">Cuantos más individuos existen, más capacidad de cálculo tiene el sistema, y el coste por operación disminuye.</text:span></text:p>
      <text:p text:style-name="Text_20_body">Ningún sistema artificial posee esta propiedad.</text:p>
      <text:h text:style-name="Heading_20_2" text:outline-level="2"><text:span text:style-name="Strong_20_Emphasis">4. Reciclaje perfecto de materiales</text:span></text:h>
      <text:p text:style-name="Text_20_body">Otro aspecto esencial del coste computacional de la vida es su capacidad de reciclar materiales. Los organismos no requieren componentes electrónicos, metales raros ni infraestructuras complejas. Se construyen a sí mismos utilizando los elementos disponibles en su entorno: carbono, hidrógeno, oxígeno, nitrógeno, fósforo, azufre.</text:p>
      <text:p text:style-name="Text_20_body">Cuando un organismo muere, sus componentes se reintegran en el sistema y se reutilizan para construir nuevos organismos. No hay residuos permanentes, no hay obsolescencia programada, no hay necesidad de fabricar piezas nuevas desde cero.</text:p>
      <text:p text:style-name="Text_20_body">Desde el punto de vista computacional, esto equivale a un sistema donde los procesadores se construyen, se destruyen y se reconstruyen continuamente sin coste adicional. Es una arquitectura circular, autosuficiente y sostenible.</text:p>
      <text:h text:style-name="Heading_20_2" text:outline-level="2"><text:soft-page-break/><text:span text:style-name="Strong_20_Emphasis">5. El coste del error es bajo y está integrado en el sistema</text:span></text:h>
      <text:p text:style-name="Text_20_body">En computación artificial, los errores son costosos. Un fallo en un servidor puede detener un sistema completo. Un error en un algoritmo puede producir resultados incorrectos o incluso catastróficos. Por eso invertimos enormes recursos en evitar errores: redundancia, verificación, pruebas, correcciones.</text:p>
      <text:p text:style-name="Text_20_body">La vida, en cambio, incorpora el error como parte de su funcionamiento. Las mutaciones, que son errores en la copia del ADN, son una fuente esencial de variación y creatividad. La vida no necesita evitar los errores: los utiliza como combustible para la innovación.</text:p>
      <text:p text:style-name="Text_20_body">Esto reduce enormemente el coste computacional del sistema.<text:line-break/>No necesita mecanismos complejos para garantizar la perfección.<text:line-break/>Acepta la imperfección y la convierte en ventaja.</text:p>
      <text:h text:style-name="Heading_20_2" text:outline-level="2"><text:span text:style-name="Strong_20_Emphasis">6. Un sistema que optimiza su propio coste</text:span></text:h>
      <text:p text:style-name="Text_20_body">Quizá el aspecto más sorprendente es que la vida no solo funciona con un coste bajo: <text:span text:style-name="Strong_20_Emphasis">mejora su eficiencia energética con el tiempo</text:span>. Las especies evolucionan para gastar menos energía, para aprovechar mejor los recursos, para sobrevivir con menos. La vida optimiza su propio coste computacional mientras opera.</text:p>
      <text:p text:style-name="Text_20_body">Esto la convierte en un sistema inteligente que no solo resuelve problemas, sino que reduce continuamente el coste de resolverlos.</text:p>
      <text:p text:style-name="Horizontal_20_Line"/>
      <text:p text:style-name="Text_20_body">Si quieres, pasamos ahora a la tercera sección: <text:span text:style-name="Strong_20_Emphasis">la potencia del sistema</text:span>, es decir, qué tipo de problemas puede resolver la vida y por qué eso la convierte en la inteligencia más poderosa conocid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21T11:00:00.380000000</meta:creation-date>
    <dc:date>2026-03-21T11:06:09.858000000</dc:date>
    <meta:editing-duration>PT6M9S</meta:editing-duration>
    <meta:editing-cycles>1</meta:editing-cycles>
    <meta:document-statistic meta:table-count="0" meta:image-count="0" meta:object-count="0" meta:page-count="3" meta:paragraph-count="30" meta:word-count="1010" meta:character-count="6616" meta:non-whitespace-character-count="5636"/>
    <meta:generator>LibreOffice/7.3.5.2$Windows_X86_64 LibreOffice_project/184fe81b8c8c30d8b5082578aee2fed2ea847c01</meta:generator>
  </office:meta>
</office:document-meta>
</file>